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9D94D45A9567A3F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9D94D45A9567A3F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El pan de vida</text:span></text:p>
            <text:p text:style-name="P3"><text:span text:style-name="T2">(Juan 6.22-7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9:28:48.585000000</dc:date>
    <meta:editing-duration>PT2H29M32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